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mbria" style:font-family-asian="Cambria" style:font-family-complex="Cambria" fo:background-color="transparent" style:use-window-font-color="true"/>
    </style:style>
    <style:style style:name="T2" style:family="text">
      <style:text-properties fo:font-size="11.00pt" fo:font-weight="bold" fo:font-family="Cambria" style:font-family-asian="Cambria" style:font-family-complex="Cambria" fo:background-color="transparent" style:use-window-font-color="true"/>
    </style:style>
    <style:style style:name="T3" style:family="text">
      <style:text-properties fo:font-size="11.00pt" fo:font-weight="normal" fo:font-family="Cambria" style:font-family-asian="Cambria" style:font-family-complex="Cambria" fo:background-color="transparent" style:use-window-font-color="true"/>
    </style:style>
    <style:style style:name="T4" style:family="text">
      <style:text-properties fo:font-size="11.00pt" fo:font-weight="bold" fo:font-family="Cambria" style:font-family-asian="Cambria" style:font-family-complex="Cambria" fo:background-color="transparent" style:use-window-font-color="true"/>
    </style:style>
    <style:style style:name="T5" style:family="text">
      <style:text-properties fo:font-size="11.00pt" fo:font-weight="normal" fo:font-family="Cambria" style:font-family-asian="Cambria" style:font-family-complex="Cambria" fo:background-color="transparent" style:use-window-font-color="true"/>
    </style:style>
    <style:style style:name="T6" style:family="text">
      <style:text-properties fo:font-size="11.00pt" fo:font-weight="bold" fo:font-family="Cambria" style:font-family-asian="Cambria" style:font-family-complex="Cambria" fo:background-color="transparent" style:use-window-font-color="true"/>
    </style:style>
    <style:style style:name="T7" style:family="text">
      <style:text-properties fo:font-size="11.00pt" fo:font-weight="normal" fo:font-family="Cambria" style:font-family-asian="Cambria" style:font-family-complex="Cambria" fo:background-color="transparent" style:use-window-font-color="true"/>
    </style:style>
    <style:style style:name="T8" style:family="text">
      <style:text-properties fo:font-size="11.00pt" fo:font-weight="bold" fo:font-family="Cambria" style:font-family-asian="Cambria" style:font-family-complex="Cambria" fo:background-color="transparent" style:use-window-font-color="true"/>
    </style:style>
    <style:style style:name="T9" style:family="text">
      <style:text-properties fo:font-size="11.00pt" fo:font-weight="normal" fo:font-family="Cambria" style:font-family-asian="Cambria" style:font-family-complex="Cambria" fo:background-color="transparent" style:use-window-font-color="true"/>
    </style:style>
    <style:style style:name="T10" style:family="text">
      <style:text-properties fo:font-size="11.00pt" fo:font-weight="bold" fo:font-family="Cambria" style:font-family-asian="Cambria" style:font-family-complex="Cambria"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mbria" style:font-family-asian="Cambria" style:font-family-complex="Cambria"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mbria" style:font-family-asian="Cambria" style:font-family-complex="Cambria"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mbria" style:font-family-asian="Cambria" style:font-family-complex="Cambria"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mbria" style:font-family-asian="Cambria" style:font-family-complex="Cambria"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mbria" style:font-family-asian="Cambria" style:font-family-complex="Cambria"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mbria" style:font-family-asian="Cambria" style:font-family-complex="Cambria"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mbria" style:font-family-asian="Cambria" style:font-family-complex="Cambria"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mbria" style:font-family-asian="Cambria" style:font-family-complex="Cambria"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mbria" style:font-family-asian="Cambria" style:font-family-complex="Cambria"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mbria" style:font-family-asian="Cambria" style:font-family-complex="Cambria"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mbria" style:font-family-asian="Cambria" style:font-family-complex="Cambria"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mbria" style:font-family-asian="Cambria" style:font-family-complex="Cambria"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mbria" style:font-family-asian="Cambria" style:font-family-complex="Cambria"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mbria" style:font-family-asian="Cambria" style:font-family-complex="Cambria"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mbria" style:font-family-asian="Cambria" style:font-family-complex="Cambria"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mbria" style:font-family-asian="Cambria" style:font-family-complex="Cambria"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fo:font-family="Cambria" style:font-family-asian="Cambria" style:font-family-complex="Cambria"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mbria" style:font-family-asian="Cambria" style:font-family-complex="Cambria"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mbria" style:font-family-asian="Cambria" style:font-family-complex="Cambria"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mbria" style:font-family-asian="Cambria" style:font-family-complex="Cambria"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mbria" style:font-family-asian="Cambria" style:font-family-complex="Cambria" fo:background-color="transparent" style:use-window-font-color="true"/>
    </style:style>
    <style:style style:name="T53" style:family="text">
      <style:text-properties fo:font-size="11.00pt" fo:font-weight="normal" fo:font-family="Cambria" style:font-family-asian="Cambria" style:font-family-complex="Cambria" fo:background-color="transparent" style:use-window-font-color="true"/>
    </style:style>
    <style:style style:name="T54" style:family="text">
      <style:text-properties fo:font-size="11.00pt" fo:font-weight="bold" fo:font-family="Cambria" style:font-family-asian="Cambria" style:font-family-complex="Cambria"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6.00pt" fo:font-weight="bold" fo:font-family="Cambria" style:font-family-asian="Cambria" style:font-family-complex="Cambria" fo:background-color="transparent" style:use-window-font-color="true"/>
    </style:style>
    <style:style style:name="T57" style:family="text">
      <style:text-properties fo:font-size="11.00pt" fo:font-weight="normal" fo:font-family="Cambria" style:font-family-asian="Cambria" style:font-family-complex="Cambria" fo:background-color="transparent" style:use-window-font-color="true"/>
    </style:style>
    <style:style style:name="T58" style:family="text">
      <style:text-properties fo:font-size="11.00pt" fo:font-weight="normal" fo:font-family="Cambria" style:font-family-asian="Cambria" style:font-family-complex="Cambria" fo:background-color="transparent" style:use-window-font-color="true" fo:font-style="italic"/>
    </style:style>
    <style:style style:name="T59" style:family="text">
      <style:text-properties fo:font-size="11.00pt" fo:font-weight="normal" fo:font-family="Cambria" style:font-family-asian="Cambria" style:font-family-complex="Cambria" fo:background-color="transparent" style:use-window-font-color="true"/>
    </style:style>
    <style:style style:name="T60" style:family="text">
      <style:text-properties fo:font-size="11.00pt" fo:font-weight="normal" fo:font-family="Cambria" style:font-family-asian="Cambria" style:font-family-complex="Cambria" fo:background-color="transparent" style:use-window-font-color="true" fo:font-style="italic"/>
    </style:style>
    <style:style style:name="T61" style:family="text">
      <style:text-properties fo:font-size="11.00pt" fo:font-weight="normal" fo:font-family="Cambria" style:font-family-asian="Cambria" style:font-family-complex="Cambria" fo:background-color="transparent" style:use-window-font-color="true"/>
    </style:style>
    <style:style style:name="T62" style:family="text">
      <style:text-properties fo:font-size="11.00pt" fo:font-weight="normal" fo:font-family="Cambria" style:font-family-asian="Cambria" style:font-family-complex="Cambria" fo:background-color="transparent" style:use-window-font-color="true" fo:font-style="italic"/>
    </style:style>
    <style:style style:name="T63" style:family="text">
      <style:text-properties fo:font-size="11.00pt" fo:font-weight="normal" fo:font-family="Cambria" style:font-family-asian="Cambria" style:font-family-complex="Cambria"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fo:font-style="italic"/>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fo:font-style="italic"/>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fo:font-style="italic"/>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fo:font-style="italic"/>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fo:font-style="italic"/>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6.00pt" fo:font-weight="bold" fo:font-family="Cambria" style:font-family-asian="Cambria" style:font-family-complex="Cambria" fo:background-color="transparent" style:use-window-font-color="true"/>
    </style:style>
    <style:style style:name="T77" style:family="text">
      <style:text-properties fo:font-size="11.00pt" fo:font-weight="normal" fo:font-family="Cambria" style:font-family-asian="Cambria" style:font-family-complex="Cambria" fo:background-color="transparent" style:use-window-font-color="true"/>
    </style:style>
    <style:style style:name="T78"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79" style:family="text">
      <style:text-properties fo:font-size="11.00pt" fo:font-weight="normal" fo:font-family="Cambria" style:font-family-asian="Cambria" style:font-family-complex="Cambria" fo:background-color="transparent" style:use-window-font-color="true"/>
    </style:style>
    <style:style style:name="T80"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81" style:family="text">
      <style:text-properties fo:font-size="11.00pt" fo:font-weight="normal" fo:font-family="Cambria" style:font-family-asian="Cambria" style:font-family-complex="Cambria"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50.00%" fo:text-align="left" fo:margin-bottom="10.00pt"/>
    </style:style>
    <style:style style:name="P2" style:family="paragraph">
      <style:paragraph-properties fo:line-height="150.00%" fo:text-align="justify" fo:margin-bottom="10.00pt"/>
    </style:style>
    <style:style style:name="P3" style:family="paragraph">
      <style:paragraph-properties fo:line-height="150.00%" fo:text-align="left" fo:margin-bottom="10.00pt"/>
    </style:style>
    <style:style style:name="P4" style:family="paragraph">
      <style:paragraph-properties fo:line-height="150.00%" fo:text-align="justify" fo:margin-bottom="10.00pt"/>
    </style:style>
    <style:style style:name="P5" style:family="paragraph">
      <style:paragraph-properties fo:line-height="150.00%" fo:text-align="left" fo:margin-bottom="10.00pt"/>
    </style:style>
    <style:style style:name="P6" style:family="paragraph">
      <style:paragraph-properties fo:line-height="150.00%" fo:text-align="justify" fo:margin-bottom="10.00pt"/>
    </style:style>
    <style:style style:name="P7" style:family="paragraph">
      <style:paragraph-properties fo:line-height="150.00%" fo:text-align="left" fo:margin-bottom="10.00pt"/>
    </style:style>
    <style:style style:name="P8" style:family="paragraph">
      <style:paragraph-properties fo:line-height="150.00%" fo:text-align="justify" fo:margin-bottom="10.00pt"/>
    </style:style>
    <style:style style:name="P9" style:family="paragraph">
      <style:paragraph-properties fo:line-height="100.00%" fo:text-align="left" fo:margin-bottom="10.00pt"/>
    </style:style>
    <style:style style:name="P10" style:family="paragraph">
      <style:paragraph-properties fo:line-height="150.00%" fo:text-align="left" fo:margin-bottom="10.00pt"/>
    </style:style>
    <style:style style:name="P11" style:family="paragraph">
      <style:paragraph-properties fo:line-height="150.00%" fo:text-align="justify" fo:margin-bottom="10.00pt"/>
    </style:style>
    <style:style style:name="P12" style:family="paragraph">
      <style:paragraph-properties fo:line-height="150.00%" fo:text-align="left" fo:margin-bottom="10.00pt"/>
    </style:style>
    <style:style style:name="P13" style:family="paragraph">
      <style:paragraph-properties fo:line-height="150.00%" fo:text-align="justify" fo:margin-bottom="10.00pt"/>
    </style:style>
    <style:style style:name="P14" style:family="paragraph">
      <style:paragraph-properties fo:line-height="115.00%" fo:text-align="justify" fo:margin-bottom="10.00pt"/>
    </style:style>
    <style:style style:name="P15" style:family="paragraph">
      <style:paragraph-properties fo:line-height="115.00%" fo:text-align="left" fo:margin-bottom="10.00pt"/>
    </style:style>
  </office:automatic-styles>
  <office:body>
    <office:text>
      <text:p text:style-name="P1"><text:span text:style-name="T1">Aprofundando em questões do Python pedidos em entrevistas</text:span></text:p>
      <text:p text:style-name="P1"><text:span text:style-name="T2">. Cite os principais recursos do Python?</text:span></text:p>
      <text:p text:style-name="P1"><text:span text:style-name="T3">"Recursos Chave</text:span></text:p>
      <text:p text:style-name="P1"><text:span text:style-name="T3"><text:tab/>Guia de estilo de codificação</text:span></text:p>
      <text:p text:style-name="P1"><text:span text:style-name="T3"><text:tab/><text:tab/>PEP 7 (Guia de Estilo para Codificação em C)</text:span></text:p>
      <text:p text:style-name="P1"><text:span text:style-name="T3"><text:tab/><text:tab/>PEP 8 (Guia de Estilo para Codificação em Python)</text:span></text:p>
      <text:p text:style-name="P1"><text:span text:style-name="T3"><text:tab/>Rastreador de problema</text:span></text:p>
      <text:p text:style-name="P1"><text:span text:style-name="T3"><text:tab/><text:tab/>Meta rastreador (rastreador de problema para o rastreador de problema)</text:span></text:p>
      <text:p text:style-name="P1"><text:span text:style-name="T3"><text:tab/><text:tab/>Indice Expert</text:span></text:p>
      <text:p text:style-name="P1"><text:span text:style-name="T3"><text:tab/>Buildbot status</text:span></text:p>
      <text:p text:style-name="P1"><text:span text:style-name="T3"><text:tab/>Fonde de código</text:span></text:p>
      <text:p text:style-name="P1"><text:span text:style-name="T3"><text:tab/><text:tab/>Broswer online</text:span></text:p>
      <text:p text:style-name="P1"><text:span text:style-name="T3"><text:tab/><text:tab/>Snapshot do branch *master*</text:span></text:p>
      <text:p text:style-name="P1"><text:span text:style-name="T3"><text:tab/><text:tab/>Instalador OS X diário</text:span></text:p>
      <text:p text:style-name="P1"><text:span text:style-name="T3"><text:tab/>PEPs (Propsotas de Aprimoramento do Python)</text:span></text:p>
      <text:p text:style-name="P1"><text:span text:style-name="T3"><text:tab/>Onde Conseguir Ajuda</text:span></text:p>
      <text:p text:style-name="P1"><text:span text:style-name="T3"><text:tab/>Desenvolverdor de Log"[1] (Python Software Foundation, tradução nossa).</text:span></text:p>
      <text:p text:style-name="P1"><text:span text:style-name="T4">. Que tipo de linguagem é python? Programação ou scripting?</text:span></text:p>
      <text:p text:style-name="P2"><text:span text:style-name="T5">"Python é uma linguagem de programção orientada a objetos, interativa e interpretada.". [2](Python Software Foundation, tradução nossa) Também, entende-se, segundo Python Software Foundation: "Diferente do script shell do Unix, Python pode ser embutido por inteiro como uma linguagem de script dentro de grande sitema de software"[3](Python Software Foundation, tradução nossa).</text:span></text:p>
      <text:p text:style-name="P3"><text:span text:style-name="T6">. Como o Python é uma linguagem interpretada?</text:span></text:p>
      <text:p text:style-name="P4"><text:span text:style-name="T7">Elucida: "para contribuição ao interpretador de referencia Python, também conhecido como CPython (embora maior parte de sua biblioteca padrão é escrita em Python, o núcleo do interpretador é escrito em C e integra-se muito facilmente com os ecossistemas C e C++)"[4](Python Software Foundation, tradução nossa).</text:span></text:p>
      <text:p text:style-name="P4"><text:span text:style-name="T8">COMPLEMENTAR RESPOSTA</text:span></text:p>
      <text:p text:style-name="P5"><text:span text:style-name="T8">. O que é pep 8?</text:span></text:p>
      <text:p text:style-name="P6"><text:span text:style-name="T9">Segundo o Python Software Foundation o PEP 8 é um Guide Style for Python Code (Guia de estilo para Codificação Python). Definem-se: “[...] dá convenções de codificação para o código Python compreendendo a biblioteca padrão na principal distribuição Python”.[5]</text:span></text:p>
      <text:p text:style-name="P6"><text:span text:style-name="T9">Em outras palavras, é uma biblioteca que constitui a biblioteca padrão das principais distribuições de Python definindo as normas de codificação para a excecução de scripts.</text:span></text:p>
      <text:p text:style-name="P7"><text:span text:style-name="T10">. Como a memória é gerenciada no Python?</text:span></text:p>
      <text:p text:style-name="P7"><text:span text:style-name="T11"/></text:p>
      <text:p text:style-name="P7"><text:span text:style-name="T12">. O que é o PYTHONPATH?</text:span></text:p>
      <text:p text:style-name="P7"><text:span text:style-name="T13"/></text:p>
      <text:p text:style-name="P7"><text:span text:style-name="T14">. Qual é a diferença entre arrays e listas do Python?</text:span></text:p>
      <text:p text:style-name="P7"><text:span text:style-name="T15"/></text:p>
      <text:p text:style-name="P7"><text:span text:style-name="T16">. O que são docstrings em Python?</text:span></text:p>
      <text:p text:style-name="P7"><text:span text:style-name="T17"/></text:p>
      <text:p text:style-name="P7"><text:span text:style-name="T18">. Sempre que o Python termina, por que toda a memória não é alocada?</text:span></text:p>
      <text:p text:style-name="P7"><text:span text:style-name="T19"/></text:p>
      <text:p text:style-name="P7"><text:span text:style-name="T20">. O que é um dicionário em Python?</text:span></text:p>
      <text:p text:style-name="P7"><text:span text:style-name="T21"/></text:p>
      <text:p text:style-name="P7"><text:span text:style-name="T22">. O que isso significa: * args, ** kwargs? E por que nós a usaríamos?</text:span></text:p>
      <text:p text:style-name="P7"><text:span text:style-name="T23"/></text:p>
      <text:p text:style-name="P7"><text:span text:style-name="T24">. Como adicionar valores a um array python?</text:span></text:p>
      <text:p text:style-name="P7"><text:span text:style-name="T25"/></text:p>
      <text:p text:style-name="P7"><text:span text:style-name="T26">. Qual é a diferença entre cópia profunda e superficial?</text:span></text:p>
      <text:p text:style-name="P7"><text:span text:style-name="T27"/></text:p>
      <text:p text:style-name="P7"><text:span text:style-name="T28">. Como o Multithreading é alcançado em Python?</text:span></text:p>
      <text:p text:style-name="P7"><text:span text:style-name="T29"/></text:p>
      <text:p text:style-name="P7"><text:span text:style-name="T30">. Qual é o processo de compilação e vinculação em python?</text:span></text:p>
      <text:p text:style-name="P7"><text:span text:style-name="T31"/></text:p>
      <text:p text:style-name="P7"><text:span text:style-name="T32">. O que são bibliotecas Python? Nomeie alguns deles.</text:span></text:p>
      <text:p text:style-name="P7"><text:span text:style-name="T33"/></text:p>
      <text:p text:style-name="P7"><text:span text:style-name="T34">. Como importar módulos em Python?</text:span></text:p>
      <text:p text:style-name="P7"><text:span text:style-name="T35"/></text:p>
      <text:p text:style-name="P7"><text:span text:style-name="T36">. Explique Herança em Python com um exemplo.</text:span></text:p>
      <text:p text:style-name="P7"><text:span text:style-name="T37"/></text:p>
      <text:p text:style-name="P7"><text:span text:style-name="T38">. Como as classes são criadas em Python?</text:span></text:p>
      <text:p text:style-name="P7"><text:span text:style-name="T39"/></text:p>
      <text:p text:style-name="P7"><text:span text:style-name="T40">. Explique o que é o Flask e seus benefícios?</text:span></text:p>
      <text:p text:style-name="P7"><text:span text:style-name="T41"/></text:p>
      <text:p text:style-name="P7"><text:span text:style-name="T42">. O Django é melhor que o Flask?</text:span></text:p>
      <text:p text:style-name="P7"><text:span text:style-name="T43"/></text:p>
      <text:p text:style-name="P7"><text:span text:style-name="T44">. Discuta a arquitetura do Django.</text:span></text:p>
      <text:p text:style-name="P7"><text:span text:style-name="T45"/></text:p>
      <text:p text:style-name="P7"><text:span text:style-name="T46">. Explique como você pode configurar o banco de dados no Django.</text:span></text:p>
      <text:p text:style-name="P7"><text:span text:style-name="T47"/></text:p>
      <text:p text:style-name="P7"><text:span text:style-name="T48">. O que é a função de mapa no Python?</text:span></text:p>
      <text:p text:style-name="P7"><text:span text:style-name="T49"/></text:p>
      <text:p text:style-name="P7"><text:span text:style-name="T50">. Como você faz gráficos / visualizações 3D usando o NumPy / SciPy?</text:span></text:p>
      <text:p text:style-name="P7"><text:span text:style-name="T51"/></text:p>
      <text:p text:style-name="P7"><text:span text:style-name="T52">. Suponha que list1 seja [2, 33, 222, 14, 25], o que é list1 [-1]?</text:span></text:p>
      <text:p text:style-name="P8"><text:span text:style-name="T53">Sabendo que list1 é nome da lista e o numero entre colchetes "[ ]" é seu indice, o número -1 (menos um) representa o primeiro número do termino da lista ao inicio. Veja o código:</text:span><text:span text:style-name="T54"/></text:p>
      <text:p text:style-name="P9"><draw:frame text:anchor-type="as-char" svg:width="152.40mm" svg:height="46.57mm" style:rel-width="scale" style:rel-height="scale"><draw:object-ole xlink:href="OleObj1"/><draw:image xlink:href="ObjectReplacements/OleObj1"/></draw:frame><text:span text:style-name="T55"/></text:p>
      <text:p text:style-name="P10"><text:span text:style-name="T55"/></text:p>
      <text:p text:style-name="P10"><text:span text:style-name="T56">Notas</text:span></text:p>
      <text:p text:style-name="P10"><text:span text:style-name="T57">[1] "</text:span><text:span text:style-name="T58">Key Resources</text:span></text:p>
      <text:p text:style-name="P10"><text:span text:style-name="T58"><text:tab/>Coding style guides</text:span></text:p>
      <text:p text:style-name="P10"><text:span text:style-name="T58"><text:tab/><text:tab/>PEP 7 (Style Guide for C Code)</text:span></text:p>
      <text:p text:style-name="P10"><text:span text:style-name="T58"><text:tab/><text:tab/>PEP 8 (Style Guide for Python Code)</text:span></text:p>
      <text:p text:style-name="P10"><text:span text:style-name="T58"><text:tab/>Issue tracker</text:span></text:p>
      <text:p text:style-name="P10"><text:span text:style-name="T58"><text:tab/><text:tab/>Meta tracker (issue tracker for the issue tracker)</text:span></text:p>
      <text:p text:style-name="P10"><text:span text:style-name="T58"><text:tab/><text:tab/>Experts Index</text:span></text:p>
      <text:p text:style-name="P10"><text:span text:style-name="T58"><text:tab/>Buildbot status</text:span></text:p>
      <text:p text:style-name="P10"><text:span text:style-name="T58"><text:tab/>Source code</text:span></text:p>
      <text:p text:style-name="P10"><text:span text:style-name="T58"><text:tab/><text:tab/>Browse online</text:span></text:p>
      <text:p text:style-name="P10"><text:span text:style-name="T58"><text:tab/><text:tab/>Snapshot of the *master* branch</text:span></text:p>
      <text:p text:style-name="P10"><text:span text:style-name="T58"><text:tab/><text:tab/>Daily OS X installer</text:span></text:p>
      <text:p text:style-name="P10"><text:span text:style-name="T58"><text:tab/>PEPs (Python Enhancement Proposals)</text:span></text:p>
      <text:p text:style-name="P10"><text:span text:style-name="T58"><text:tab/>Where to Get Help</text:span></text:p>
      <text:p text:style-name="P10"><text:span text:style-name="T58"><text:tab/>Developer Log</text:span><text:span text:style-name="T59">".</text:span></text:p>
      <text:p text:style-name="P10"><text:span text:style-name="T59">[2] "</text:span><text:span text:style-name="T60">Python is an interpreted, interactive, object-oriented programming language</text:span><text:span text:style-name="T61">".</text:span></text:p>
      <text:p text:style-name="P11"><text:span text:style-name="T61">[3] "</text:span><text:span text:style-name="T62">Unlike Unix shell scripting, Python can be embedded whole as a scripting language within a larger software system.<text:s/></text:span><text:span text:style-name="T63">"</text:span></text:p>
      <text:p text:style-name="P11"><text:span text:style-name="T64">[4]"[...]<text:s/></text:span><text:span text:style-name="T65">for contributing to the Python reference interpreter, also known as CPython (while most of the standard library is written in Python, the interpreter core is written in C and integrates most easily with the C and C++ ecosystems)</text:span><text:span text:style-name="T66">".</text:span></text:p>
      <text:p text:style-name="P11"><text:span text:style-name="T66">[5] “</text:span><text:span text:style-name="T67">[...] give coding conventions for the Python code comprising the standard library in the main Python distribution</text:span><text:span text:style-name="T68">”</text:span><text:span text:style-name="T69">.<text:s/></text:span><text:span text:style-name="T70">(Python Software Foundation)</text:span></text:p>
      <text:p text:style-name="P11"><text:span text:style-name="T70">[?]"</text:span><text:span text:style-name="T71">Memory management in Python involves a private heap containing all Python objects and data structures. [...] The Python memory manager has different components which deal with various dynamic storage management aspects, like sharing, segmentation, preallocation or caching".</text:span></text:p>
      <text:p text:style-name="P11"><text:span text:style-name="T72">[?+1]"</text:span><text:span text:style-name="T73">At the lowest level, a raw memory allocator ensures that there is enough room in the private heap for storing all Python-related data by interacting with the memory manager of the operationg system. On top of the raw memory allocator, several object-specific allocators operate on the same heap and implement distinct memory management polices adapted to the pecularites of every objct type. For example, integer objects are managed different within the heap than string, tuples [...]".</text:span></text:p>
      <text:p text:style-name="P12"><text:span text:style-name="T74"/></text:p>
      <text:p text:style-name="P12"><text:span text:style-name="T75"/></text:p>
      <text:p text:style-name="P12"><text:span text:style-name="T76">Referências</text:span></text:p>
      <text:p text:style-name="P13"><text:span text:style-name="T77">The Python Software Foundation, "General Python FAQ". Disponível em: &lt;</text:span><text:a xlink:href="https://docs.python.org/3/faq/general.html"><text:span text:style-name="T78">https://docs.python.org/3/faq/general.html</text:span></text:a><text:span text:style-name="T79">&gt; Acessado em 27 de maio de 2019.</text:span></text:p>
      <text:p text:style-name="P13"><text:span text:style-name="T79">The Python Software Foundation, "Python Developer's Guide". Disponível em: &lt;</text:span><text:a xlink:href="https://devguide.python.org/"><text:span text:style-name="T80">https://devguide.python.org/</text:span></text:a><text:span text:style-name="T81">&gt; Acessado em 27 de maio de 2019.</text:span></text:p>
      <text:p text:style-name="P14"><text:span text:style-name="T82">The Python Software Foundation, “PEP 8<text:s/></text:span><text:span text:style-name="T83">–</text:span><text:span text:style-name="T84"><text:s/>Style Guide for Python Code”. Disponível em: &lt;</text:span><text:a xlink:href="https://www.python.org/dev/peps/pep-0008/"><text:span text:style-name="T85">https://www.python.org/dev/peps/pep-0008/</text:span></text:a><text:span text:style-name="T86">&gt; Acessado 27 de maio de 2019.</text:span></text:p>
      <text:p text:style-name="P15"><text:span text:style-name="T8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